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3018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2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float" office:value="3.4289399999999998E-2" table:style-name="ce1">
            <text:p>0.0342894</text:p>
          </table:table-cell>
          <table:table-cell office:value-type="float" office:value="0.42094799999999999" table:style-name="ce1">
            <text:p>0.420948</text:p>
          </table:table-cell>
          <table:table-cell office:value-type="float" office:value="0.40803499999999998" table:style-name="ce1">
            <text:p>0.408035</text:p>
          </table:table-cell>
          <table:table-cell office:value-type="float" office:value="0.42189100000000002" table:style-name="ce1">
            <text:p>0.421891</text:p>
          </table:table-cell>
          <table:table-cell table:number-columns-repeated="16380"/>
        </table:table-row>
        <table:table-row table:style-name="ro1">
          <table:table-cell office:value-type="float" office:value="3.50595E-2" table:style-name="ce1">
            <text:p>0.0350595</text:p>
          </table:table-cell>
          <table:table-cell office:value-type="float" office:value="0.41677599999999998" table:style-name="ce1">
            <text:p>0.416776</text:p>
          </table:table-cell>
          <table:table-cell office:value-type="float" office:value="0.40363599999999999" table:style-name="ce1">
            <text:p>0.403636</text:p>
          </table:table-cell>
          <table:table-cell office:value-type="float" office:value="0.41765400000000003" table:style-name="ce1">
            <text:p>0.417654</text:p>
          </table:table-cell>
          <table:table-cell table:number-columns-repeated="16380"/>
        </table:table-row>
        <table:table-row table:style-name="ro1">
          <table:table-cell office:value-type="float" office:value="3.6542400000000003E-2" table:style-name="ce1">
            <text:p>0.0365424</text:p>
          </table:table-cell>
          <table:table-cell office:value-type="float" office:value="0.401675" table:style-name="ce1">
            <text:p>0.401675</text:p>
          </table:table-cell>
          <table:table-cell office:value-type="float" office:value="0.38862799999999997" table:style-name="ce1">
            <text:p>0.388628</text:p>
          </table:table-cell>
          <table:table-cell office:value-type="float" office:value="0.40269199999999999" table:style-name="ce1">
            <text:p>0.402692</text:p>
          </table:table-cell>
          <table:table-cell table:number-columns-repeated="16380"/>
        </table:table-row>
        <table:table-row table:style-name="ro1">
          <table:table-cell office:value-type="float" office:value="4.2571499999999998E-2" table:style-name="ce1">
            <text:p>0.0425715</text:p>
          </table:table-cell>
          <table:table-cell office:value-type="float" office:value="0.39465600000000001" table:style-name="ce1">
            <text:p>0.394656</text:p>
          </table:table-cell>
          <table:table-cell office:value-type="float" office:value="0.38066699999999998" table:style-name="ce1">
            <text:p>0.380667</text:p>
          </table:table-cell>
          <table:table-cell office:value-type="float" office:value="0.39842" table:style-name="ce1">
            <text:p>0.39842</text:p>
          </table:table-cell>
          <table:table-cell table:number-columns-repeated="16380"/>
        </table:table-row>
        <table:table-row table:style-name="ro1">
          <table:table-cell office:value-type="float" office:value="0.54485399999999995" table:style-name="ce1">
            <text:p>0.544854</text:p>
          </table:table-cell>
          <table:table-cell office:value-type="float" office:value="1.55038E-2" table:style-name="ce1">
            <text:p>0.0155038</text:p>
          </table:table-cell>
          <table:table-cell office:value-type="float" office:value="1.4099499999999999E-2" table:style-name="ce1">
            <text:p>0.0140995</text:p>
          </table:table-cell>
          <table:table-cell office:value-type="float" office:value="1.4936400000000001E-2" table:style-name="ce1">
            <text:p>0.0149364</text:p>
          </table:table-cell>
          <table:table-cell table:number-columns-repeated="16380"/>
        </table:table-row>
        <table:table-row table:style-name="ro1">
          <table:table-cell office:value-type="float" office:value="0.61127500000000001" table:style-name="ce1">
            <text:p>0.611275</text:p>
          </table:table-cell>
          <table:table-cell office:value-type="float" office:value="8.97331E-3" table:style-name="ce1">
            <text:p>0.00897331</text:p>
          </table:table-cell>
          <table:table-cell office:value-type="float" office:value="8.2306399999999991E-3" table:style-name="ce1">
            <text:p>0.00823064</text:p>
          </table:table-cell>
          <table:table-cell office:value-type="float" office:value="8.5101299999999994E-3" table:style-name="ce1">
            <text:p>0.00851013</text:p>
          </table:table-cell>
          <table:table-cell table:number-columns-repeated="16380"/>
        </table:table-row>
        <table:table-row table:style-name="ro1">
          <table:table-cell office:value-type="float" office:value="0.65857699999999997" table:style-name="ce1">
            <text:p>0.658577</text:p>
          </table:table-cell>
          <table:table-cell office:value-type="float" office:value="5.5111300000000004E-3" table:style-name="ce1">
            <text:p>0.00551113</text:p>
          </table:table-cell>
          <table:table-cell office:value-type="float" office:value="4.9419399999999997E-3" table:style-name="ce1">
            <text:p>0.00494194</text:p>
          </table:table-cell>
          <table:table-cell office:value-type="float" office:value="5.2945600000000002E-3" table:style-name="ce1">
            <text:p>0.00529456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Gráfico1" table:style-name="ta2">
        <table:shapes>
          <draw:frame draw:z-index="1" draw:id="id0" draw:style-name="a0" draw:name="Gráfico 1" svg:x="0in" svg:y="0in" svg:width="9.46181in" svg:height="6.8721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1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Entropy</text:p>
          </table:table-cell>
          <table:table-cell office:value-type="string" table:style-name="ce1">
            <text:p>SSIMR</text:p>
          </table:table-cell>
          <table:table-cell office:value-type="string" table:style-name="ce1">
            <text:p>SSIMG</text:p>
          </table:table-cell>
          <table:table-cell office:value-type="string" table:style-name="ce1">
            <text:p>SSIMB</text:p>
          </table:table-cell>
          <table:table-cell table:number-columns-repeated="16380" table:style-name="ce1"/>
        </table:table-row>
        <table:table-row table:style-name="ro1">
          <table:table-cell office:value-type="float" office:value="0.54485399999999995" table:style-name="ce1">
            <text:p>0.544854</text:p>
          </table:table-cell>
          <table:table-cell office:value-type="float" office:value="1.55038E-2" table:style-name="ce1">
            <text:p>0.0155038</text:p>
          </table:table-cell>
          <table:table-cell office:value-type="float" office:value="1.4099499999999999E-2" table:style-name="ce1">
            <text:p>0.0140995</text:p>
          </table:table-cell>
          <table:table-cell office:value-type="float" office:value="1.4936400000000001E-2" table:style-name="ce1">
            <text:p>0.0149364</text:p>
          </table:table-cell>
          <table:table-cell office:value-type="string" table:style-name="ce1">
            <text:p>Result1</text:p>
          </table:table-cell>
          <table:table-cell/>
          <table:table-cell table:style-name="ce1">
            <draw:frame draw:z-index="1" draw:id="id1" draw:style-name="a1" draw:name="Gráfico 3" svg:x="0.15625in" svg:y="0.16667in" svg:width="7.09375in" svg:height="5.42708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0.65857699999999997" table:style-name="ce1">
            <text:p>0.658577</text:p>
          </table:table-cell>
          <table:table-cell office:value-type="float" office:value="5.5111300000000004E-3" table:style-name="ce1">
            <text:p>0.00551113</text:p>
          </table:table-cell>
          <table:table-cell office:value-type="float" office:value="4.9419399999999997E-3" table:style-name="ce1">
            <text:p>0.00494194</text:p>
          </table:table-cell>
          <table:table-cell office:value-type="float" office:value="5.2945600000000002E-3" table:style-name="ce1">
            <text:p>0.00529456</text:p>
          </table:table-cell>
          <table:table-cell office:value-type="string" table:style-name="ce1">
            <text:p>Result2</text:p>
          </table:table-cell>
          <table:table-cell table:number-columns-repeated="16379"/>
        </table:table-row>
        <table:table-row table:style-name="ro1">
          <table:table-cell office:value-type="float" office:value="4.2571499999999998E-2" table:style-name="ce1">
            <text:p>0.0425715</text:p>
          </table:table-cell>
          <table:table-cell office:value-type="float" office:value="0.39465600000000001" table:style-name="ce1">
            <text:p>0.394656</text:p>
          </table:table-cell>
          <table:table-cell office:value-type="float" office:value="0.38066699999999998" table:style-name="ce1">
            <text:p>0.380667</text:p>
          </table:table-cell>
          <table:table-cell office:value-type="float" office:value="0.39842" table:style-name="ce1">
            <text:p>0.39842</text:p>
          </table:table-cell>
          <table:table-cell office:value-type="string" table:style-name="ce1">
            <text:p>Result3</text:p>
          </table:table-cell>
          <table:table-cell table:number-columns-repeated="16379"/>
        </table:table-row>
        <table:table-row table:style-name="ro1">
          <table:table-cell office:value-type="float" office:value="3.6542400000000003E-2" table:style-name="ce1">
            <text:p>0.0365424</text:p>
          </table:table-cell>
          <table:table-cell office:value-type="float" office:value="0.401675" table:style-name="ce1">
            <text:p>0.401675</text:p>
          </table:table-cell>
          <table:table-cell office:value-type="float" office:value="0.38862799999999997" table:style-name="ce1">
            <text:p>0.388628</text:p>
          </table:table-cell>
          <table:table-cell office:value-type="float" office:value="0.40269199999999999" table:style-name="ce1">
            <text:p>0.402692</text:p>
          </table:table-cell>
          <table:table-cell office:value-type="string" table:style-name="ce1">
            <text:p>Result4</text:p>
          </table:table-cell>
          <table:table-cell table:number-columns-repeated="16379"/>
        </table:table-row>
        <table:table-row table:style-name="ro1">
          <table:table-cell office:value-type="float" office:value="3.50595E-2" table:style-name="ce1">
            <text:p>0.0350595</text:p>
          </table:table-cell>
          <table:table-cell office:value-type="float" office:value="0.41677599999999998" table:style-name="ce1">
            <text:p>0.416776</text:p>
          </table:table-cell>
          <table:table-cell office:value-type="float" office:value="0.40363599999999999" table:style-name="ce1">
            <text:p>0.403636</text:p>
          </table:table-cell>
          <table:table-cell office:value-type="float" office:value="0.41765400000000003" table:style-name="ce1">
            <text:p>0.417654</text:p>
          </table:table-cell>
          <table:table-cell office:value-type="string" table:style-name="ce1">
            <text:p>Result5</text:p>
          </table:table-cell>
          <table:table-cell table:number-columns-repeated="16379"/>
        </table:table-row>
        <table:table-row table:style-name="ro1">
          <table:table-cell office:value-type="float" office:value="0.61127500000000001" table:style-name="ce1">
            <text:p>0.611275</text:p>
          </table:table-cell>
          <table:table-cell office:value-type="float" office:value="8.97331E-3" table:style-name="ce1">
            <text:p>0.00897331</text:p>
          </table:table-cell>
          <table:table-cell office:value-type="float" office:value="8.2306399999999991E-3" table:style-name="ce1">
            <text:p>0.00823064</text:p>
          </table:table-cell>
          <table:table-cell office:value-type="float" office:value="8.5101299999999994E-3" table:style-name="ce1">
            <text:p>0.00851013</text:p>
          </table:table-cell>
          <table:table-cell office:value-type="string" table:style-name="ce1">
            <text:p>Result6</text:p>
          </table:table-cell>
          <table:table-cell table:number-columns-repeated="16379"/>
        </table:table-row>
        <table:table-row table:style-name="ro1">
          <table:table-cell office:value-type="float" office:value="3.4289399999999998E-2" table:style-name="ce1">
            <text:p>0.0342894</text:p>
          </table:table-cell>
          <table:table-cell office:value-type="float" office:value="0.42094799999999999" table:style-name="ce1">
            <text:p>0.420948</text:p>
          </table:table-cell>
          <table:table-cell office:value-type="float" office:value="0.40803499999999998" table:style-name="ce1">
            <text:p>0.408035</text:p>
          </table:table-cell>
          <table:table-cell office:value-type="float" office:value="0.42189100000000002" table:style-name="ce1">
            <text:p>0.421891</text:p>
          </table:table-cell>
          <table:table-cell office:value-type="string" table:style-name="ce1">
            <text:p>Result7</text:p>
          </table:table-cell>
          <table:table-cell table:number-columns-repeated="16379"/>
        </table:table-row>
        <table:table-row table:style-name="ro1">
          <table:table-cell office:value-type="float" office:value="0.78892700000000004" table:style-name="ce1">
            <text:p>0.788927</text:p>
          </table:table-cell>
          <table:table-cell office:value-type="float" office:value="2.04143E-4" table:style-name="ce1">
            <text:p>0.000204143</text:p>
          </table:table-cell>
          <table:table-cell office:value-type="float" office:value="5.26475E-5" table:style-name="ce1">
            <text:p>5.26475E-05</text:p>
          </table:table-cell>
          <table:table-cell office:value-type="float" office:value="5.1814300000000003E-5" table:style-name="ce1">
            <text:p>5.18143E-05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Correlaciones</text:p>
          </table:table-cell>
          <table:table-cell office:value-type="string" table:style-name="ce1">
            <text:p>Columna 1</text:p>
          </table:table-cell>
          <table:table-cell office:value-type="string" table:style-name="ce1">
            <text:p>Columna 2</text:p>
          </table:table-cell>
          <table:table-cell office:value-type="string" table:style-name="ce1">
            <text:p>Columna 3</text:p>
          </table:table-cell>
          <table:table-cell office:value-type="string" table:style-name="ce1">
            <text:p>Columna 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umna 1</text:p>
          </table:table-cell>
          <table:table-cell office:value-type="float" office:value="0.99999999999999989" table:formula="of:=CORREL([Hoja1.$A$2:.$A$9]; [Hoja1.$A$2:.$A$9])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lumna 2</text:p>
          </table:table-cell>
          <table:table-cell office:value-type="float" office:value="-0.98263021111335247" table:formula="of:=CORREL([Hoja1.$A$2:.$A$9]; [Hoja1.$B$2:.$B$9])" table:style-name="ce1">
            <text:p>-0.982630211</text:p>
          </table:table-cell>
          <table:table-cell office:value-type="float" office:value="1.0000000000000002" table:formula="of:=CORREL([Hoja1.$B$2:.$B$9]; [Hoja1.$B$2:.$B$9])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lumna 3</text:p>
          </table:table-cell>
          <table:table-cell office:value-type="float" office:value="-0.98238483793385301" table:formula="of:=CORREL([Hoja1.$A$2:.$A$9]; [Hoja1.$C$2:.$C$9])" table:style-name="ce1">
            <text:p>-0.982384838</text:p>
          </table:table-cell>
          <table:table-cell office:value-type="float" office:value="0.99999611685068901" table:formula="of:=CORREL([Hoja1.$B$2:.$B$9]; [Hoja1.$C$2:.$C$9])" table:style-name="ce1">
            <text:p>0.999996117</text:p>
          </table:table-cell>
          <table:table-cell office:value-type="float" office:value="1" table:formula="of:=CORREL([Hoja1.$C$2:.$C$9]; [Hoja1.$C$2:.$C$9])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lumna 4</text:p>
          </table:table-cell>
          <table:table-cell office:value-type="float" office:value="-0.98260063759009886" table:formula="of:=CORREL([Hoja1.$A$2:.$A$9]; [Hoja1.$D$2:.$D$9])" table:style-name="ce1">
            <text:p>-0.982600638</text:p>
          </table:table-cell>
          <table:table-cell office:value-type="float" office:value="0.99998996696336839" table:formula="of:=CORREL([Hoja1.$B$2:.$B$9]; [Hoja1.$D$2:.$D$9])" table:style-name="ce1">
            <text:p>0.999989967</text:p>
          </table:table-cell>
          <table:table-cell office:value-type="float" office:value="0.99997585348114415" table:formula="of:=CORREL([Hoja1.$C$2:.$C$9]; [Hoja1.$D$2:.$D$9])" table:style-name="ce1">
            <text:p>0.999975853</text:p>
          </table:table-cell>
          <table:table-cell office:value-type="float" office:value="1" table:formula="of:=CORREL([Hoja1.$D$2:.$D$9]; [Hoja1.$D$2:.$D$9])" table:style-name="ce1">
            <text:p>1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database-ranges>
        <table:database-range table:target-range-address="Hoja2.A1:Hoja2.D1048576" table:name="__Anonymous_Sheet_DB__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uis Moré</meta:initial-creator>
    <dc:creator>Luis Moré</dc:creator>
    <meta:creation-date>2017-08-30T18:12:38Z</meta:creation-date>
    <dc:date>2017-09-20T15:55:32Z</dc:date>
    <meta:editing-cycles>4</meta:editing-cycles>
    <meta:editing-duration>PT1586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494.7918897637795pt" svg:width="681.25031496063pt" chart:style-name="Crt0">
        <chart:title chart:style-name="CT00">
          <text:p text:style-name="a0" text:class-names="" text:cond-style-name="">Título del grá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A$1:.$D$1"/>
          </chart:axis>
          <chart:series chart:values-cell-range-address="Hoja1.$A$2:.$D$2" chart:class="chart:bar" chart:attached-axis="primary-y" chart:style-name="G0S0">
            <chart:data-point chart:repeated="4"/>
          </chart:series>
          <chart:series chart:values-cell-range-address="Hoja1.$A$3:.$D$3" chart:class="chart:bar" chart:attached-axis="primary-y" chart:style-name="G0S1">
            <chart:data-point chart:repeated="4"/>
          </chart:series>
          <chart:series chart:values-cell-range-address="Hoja1.$A$4:.$D$4" chart:class="chart:bar" chart:attached-axis="primary-y" chart:style-name="G0S2">
            <chart:data-point chart:repeated="4"/>
          </chart:series>
          <chart:series chart:values-cell-range-address="Hoja1.$A$5:.$D$5" chart:class="chart:bar" chart:attached-axis="primary-y" chart:style-name="G0S3">
            <chart:data-point chart:repeated="4"/>
          </chart:series>
          <chart:series chart:values-cell-range-address="Hoja1.$A$6:.$D$6" chart:class="chart:bar" chart:attached-axis="primary-y" chart:style-name="G0S4">
            <chart:data-point chart:repeated="4"/>
          </chart:series>
          <chart:series chart:values-cell-range-address="Hoja1.$A$7:.$D$7" chart:class="chart:bar" chart:attached-axis="primary-y" chart:style-name="G0S5">
            <chart:data-point chart:repeated="4"/>
          </chart:series>
          <chart:series chart:values-cell-range-address="Hoja1.$A$8:.$D$8" chart:class="chart:bar" chart:attached-axis="primary-y" chart:style-name="G0S6">
            <chart:data-point chart:repeated="4"/>
          </chart:series>
          <chart:series chart:values-cell-range-address="Hoja1.$A$9:.$D$9" chart:class="chart:bar" chart:attached-axis="primary-y" chart:style-name="G0S7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solid" draw:fill-color="#ffffff" draw:opacity="100%" draw:stroke="solid" svg:stroke-width="0.01042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1736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1736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1736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1736in" svg:stroke-color="#ffc000" svg:stroke-opacity="100%" draw:stroke-linejoin="round" svg:stroke-linecap="round"/>
    </style:style>
    <style:style style:family="chart" style:name="G0S4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1736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5556in" chart:symbol-height="0.05556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1736in" svg:stroke-color="#70ad47" svg:stroke-opacity="100%" draw:stroke-linejoin="round" svg:stroke-linecap="round"/>
    </style:style>
    <style:style style:family="chart" style:name="G0S6">
      <style:chart-properties chart:symbol-type="named-symbol" chart:symbol-name="circle" chart:symbol-width="0.05556in" chart:symbol-height="0.05556in" chart:connect-bars="false" chart:solid-type="cuboid" chart:stacked="false" chart:percentage="false"/>
      <style:graphic-properties draw:fill="none" draw:stroke="solid" svg:stroke-width="0.01736in" svg:stroke-color="#255e91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radar" svg:height="390.74968503937pt" svg:width="510.75pt" chart:style-name="Crt0">
        <chart:legend chart:legend-position="end" chart:legend-align="center" chart:style-name="Lgnd"/>
        <chart:plot-area svg:x="72.85070866141733pt" svg:y="4.461574803149606pt" svg:width="346.788031496063pt" svg:height="361.097322834645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Hoja1.$A$1:.$D$1"/>
          </chart:axis>
          <chart:series chart:label-cell-address="Hoja1.$E$2" chart:values-cell-range-address="Hoja1.$A$2:.$D$2" chart:class="chart:radar" chart:attached-axis="primary-y" chart:style-name="G0S0">
            <chart:data-point chart:repeated="4"/>
          </chart:series>
          <chart:series chart:label-cell-address="Hoja1.$E$3" chart:values-cell-range-address="Hoja1.$A$3:.$D$3" chart:class="chart:radar" chart:attached-axis="primary-y" chart:style-name="G0S1">
            <chart:data-point chart:repeated="4"/>
          </chart:series>
          <chart:series chart:label-cell-address="Hoja1.$E$4" chart:values-cell-range-address="Hoja1.$A$4:.$D$4" chart:class="chart:radar" chart:attached-axis="primary-y" chart:style-name="G0S2">
            <chart:data-point chart:repeated="4"/>
          </chart:series>
          <chart:series chart:label-cell-address="Hoja1.$E$5" chart:values-cell-range-address="Hoja1.$A$5:.$D$5" chart:class="chart:radar" chart:attached-axis="primary-y" chart:style-name="G0S3">
            <chart:data-point chart:repeated="4"/>
          </chart:series>
          <chart:series chart:label-cell-address="Hoja1.$E$6" chart:values-cell-range-address="Hoja1.$A$6:.$D$6" chart:class="chart:radar" chart:attached-axis="primary-y" chart:style-name="G0S4">
            <chart:data-point chart:repeated="4"/>
          </chart:series>
          <chart:series chart:label-cell-address="Hoja1.$E$7" chart:values-cell-range-address="Hoja1.$A$7:.$D$7" chart:class="chart:radar" chart:attached-axis="primary-y" chart:style-name="G0S5">
            <chart:data-point chart:repeated="4"/>
          </chart:series>
          <chart:series chart:label-cell-address="Hoja1.$E$8" chart:values-cell-range-address="Hoja1.$A$8:.$D$8" chart:class="chart:radar" chart:attached-axis="primary-y" chart:style-name="G0S6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